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 style:list-style-name="L1">
      <style:text-properties style:font-name="Arial" fo:font-size="12pt" style:font-size-asian="12pt" style:font-size-complex="12pt"/>
    </style:style>
    <style:style style:name="P3" style:family="paragraph" style:parent-style-name="Standard" style:list-style-name="L2">
      <style:text-properties style:font-name="Arial" fo:font-size="12pt" style:font-size-asian="12pt" style:font-size-complex="12pt"/>
    </style:style>
    <style:style style:name="P4" style:family="paragraph" style:parent-style-name="Standard" style:list-style-name="L3">
      <style:text-properties style:font-name="Arial" fo:font-size="12pt" style:font-size-asian="12pt" style:font-size-complex="12pt"/>
    </style:style>
    <style:style style:name="P5" style:family="paragraph" style:parent-style-name="Standard" style:list-style-name="L4">
      <style:text-properties style:font-name="Arial" fo:font-size="12pt" style:font-size-asian="12pt" style:font-size-complex="12pt"/>
    </style:style>
    <style:style style:name="P6" style:family="paragraph" style:parent-style-name="Standard" style:list-style-name="L5">
      <style:text-properties style:font-name="Arial" fo:font-size="12pt" style:font-size-asian="12pt" style:font-size-complex="12pt"/>
    </style:style>
    <style:style style:name="P7" style:family="paragraph" style:parent-style-name="Standard" style:list-style-name="L6">
      <style:text-properties style:font-name="Arial" fo:font-size="12pt" style:font-size-asian="12pt" style:font-size-complex="12pt"/>
    </style:style>
    <style:style style:name="P8" style:family="paragraph" style:parent-style-name="Standard" style:list-style-name="L7">
      <style:text-properties style:font-name="Arial" fo:font-size="12pt" style:font-size-asian="12pt" style:font-size-complex="12pt"/>
    </style:style>
    <style:style style:name="P9" style:family="paragraph" style:parent-style-name="Standard" style:list-style-name="L8">
      <style:text-properties style:font-name="Arial" fo:font-size="12pt" style:font-size-asian="12pt" style:font-size-complex="12pt"/>
    </style:style>
    <style:style style:name="P10" style:family="paragraph" style:parent-style-name="Heading_20_1">
      <style:text-properties fo:font-size="12pt" style:font-size-asian="12pt" style:font-size-complex="12pt"/>
    </style:style>
    <style:style style:name="P11" style:family="paragraph" style:parent-style-name="Heading_20_3">
      <style:text-properties fo:font-size="12pt" style:font-size-asian="12pt" style:font-size-complex="12pt"/>
    </style:style>
    <style:style style:name="P12" style:family="paragraph" style:parent-style-name="Heading_20_2">
      <style:text-properties fo:font-size="12pt" style:font-size-asian="12pt" style:font-size-complex="12pt"/>
    </style:style>
    <style:style style:name="P13" style:family="paragraph" style:parent-style-name="Footer">
      <style:paragraph-properties fo:text-align="end" style:justify-single-word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Description des scénarios globales de test</text:h>
      <text:p text:style-name="P1"/>
      <text:h text:style-name="P12" text:outline-level="2">Erreurs</text:h>
      <text:h text:style-name="P11" text:outline-level="3"><text:tab/>Login</text:h>
      <text:list xml:id="list1427467733" text:style-name="L1">
        <text:list-item>
          <text:list>
            <text:list-item>
              <text:list>
                <text:list-item>
                  <text:p text:style-name="P2">Rentrer un mauvais login</text:p>
                </text:list-item>
                <text:list-item>
                  <text:p text:style-name="P2">Rentrer un mauvais pass</text:p>
                </text:list-item>
              </text:list>
            </text:list-item>
          </text:list>
        </text:list-item>
      </text:list>
      <text:p text:style-name="P1"/>
      <text:h text:style-name="P11" text:outline-level="3"><text:tab/>Boite d'envoi</text:h>
      <text:list xml:id="list1146536993" text:style-name="L2">
        <text:list-item>
          <text:list>
            <text:list-item>
              <text:list>
                <text:list-item>
                  <text:p text:style-name="P3">Envoyer un message vide</text:p>
                </text:list-item>
                <text:list-item>
                  <text:p text:style-name="P3">Envoyer un message sans titre</text:p>
                </text:list-item>
                <text:list-item>
                  <text:p text:style-name="P3">Envoyer un message a un contacte qui n'a pas un adresse valide</text:p>
                </text:list-item>
                <text:list-item>
                  <text:p text:style-name="P3">Envoyer un message à aucun destinataire (on ne sélectionne pas de destinataire dans</text:p>
                  <text:p text:style-name="P3">la liste et on fait envoyer)</text:p>
                </text:list-item>
                <text:list-item>
                  <text:p text:style-name="P3">Sauvegarder un message vide, puis un message sans titre, … dans les brouillons</text:p>
                </text:list-item>
                <text:list-item>
                  <text:p text:style-name="P3">Tenter de supprimer des messages sans en sélectionner un seul</text:p>
                </text:list-item>
              </text:list>
            </text:list-item>
          </text:list>
        </text:list-item>
      </text:list>
      <text:p text:style-name="P1"/>
      <text:h text:style-name="P11" text:outline-level="3"><text:tab/>Contacts</text:h>
      <text:list xml:id="list687162563" text:style-name="L3">
        <text:list-item>
          <text:list>
            <text:list-item>
              <text:list>
                <text:list-item>
                  <text:p text:style-name="P4">Tester la création d'un contact avec une info manquante</text:p>
                </text:list-item>
              </text:list>
            </text:list-item>
          </text:list>
        </text:list-item>
      </text:list>
      <text:p text:style-name="P1"/>
      <text:p text:style-name="P1"/>
      <text:h text:style-name="P12" text:outline-level="2">Sans erreurs</text:h>
      <text:h text:style-name="P11" text:outline-level="3"><text:tab/>Login</text:h>
      <text:list xml:id="list1439458546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Se logu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h text:style-name="P11" text:outline-level="3"><text:tab/>Boite d'envoi</text:h>
      <text:list xml:id="list1690072075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Supprimer un et plusieurs messages</text:p>
                        </text:list-item>
                        <text:list-item>
                          <text:p text:style-name="P6">Enregistrer un message dans les brouillons</text:p>
                        </text:list-item>
                        <text:list-item>
                          <text:p text:style-name="P6">Envoyer un message, à un contact qui existe, et à plusieurs contacts</text:p>
                        </text:list-item>
                        <text:list-item>
                          <text:p text:style-name="P6">Envoyer un message avec un contenu et un corps</text:p>
                        </text:list-item>
                        <text:list-item>
                          <text:p text:style-name="P6">Lire un messag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h text:style-name="P11" text:outline-level="3"><text:tab/>Boite de réception</text:h>
      <text:list xml:id="list970755836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Lire un message</text:p>
                        </text:list-item>
                        <text:list-item>
                          <text:p text:style-name="P7">Supprimer un message</text:p>
                        </text:list-item>
                        <text:list-item>
                          <text:p text:style-name="P7">Lire un messag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h text:style-name="P11" text:outline-level="3"><text:soft-page-break/><text:tab/>Brouillons</text:h>
      <text:list xml:id="list429959862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Lire un brouillon</text:p>
                        </text:list-item>
                        <text:list-item>
                          <text:p text:style-name="P8">Éditer un brouillon</text:p>
                        </text:list-item>
                        <text:list-item>
                          <text:p text:style-name="P8">Envoyer</text:p>
                        </text:list-item>
                        <text:list-item>
                          <text:p text:style-name="P8">Sauvegarder un brouillon après édition</text:p>
                        </text:list-item>
                        <text:list-item>
                          <text:p text:style-name="P8">Supprimer un brouill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h text:style-name="P11" text:outline-level="3"><text:tab/>Contacts</text:h>
      <text:list xml:id="list163791444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Créer un contact</text:p>
                        </text:list-item>
                        <text:list-item>
                          <text:p text:style-name="P9">Supprimer un contact</text:p>
                        </text:list-item>
                        <text:list-item>
                          <text:p text:style-name="P9">Visualiser les infos sur un contact</text:p>
                        </text:list-item>
                        <text:list-item>
                          <text:p text:style-name="P9">Écrire à un contac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uillaume CLAUDIC – Titouan DE KERAUTEM - Eflamm OLIVIER – Thibault GUITTET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6T18:39:26</meta:creation-date>
    <meta:editing-duration>P0D</meta:editing-duration>
    <meta:editing-cycles>2</meta:editing-cycles>
    <meta:generator>LibreOffice/3.5$Linux_X86_64 LibreOffice_project/350m1$Build-202</meta:generator>
    <dc:date>2012-05-06T18:42:27</dc:date>
    <meta:document-statistic meta:table-count="0" meta:image-count="0" meta:object-count="0" meta:page-count="2" meta:paragraph-count="40" meta:word-count="217" meta:character-count="307" meta:non-whitespace-character-count="1043"/>
  </office:meta>
</office:document-meta>
</file>